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ce11" officeooo:paragraph-rsid="000ece11"/>
    </style:style>
    <style:style style:name="P2" style:family="paragraph" style:parent-style-name="Standard">
      <style:text-properties officeooo:rsid="000ece11" officeooo:paragraph-rsid="001962f3"/>
    </style:style>
    <style:style style:name="P3" style:family="paragraph" style:parent-style-name="Standard">
      <style:text-properties fo:font-weight="bold" officeooo:rsid="000ece11" officeooo:paragraph-rsid="000ece11" style:font-weight-asian="bold" style:font-weight-complex="bold"/>
    </style:style>
    <style:style style:name="P4" style:family="paragraph" style:parent-style-name="Standard">
      <style:text-properties fo:font-weight="bold" officeooo:rsid="0010a772" officeooo:paragraph-rsid="0010a772" style:font-weight-asian="bold" style:font-weight-complex="bold"/>
    </style:style>
    <style:style style:name="P5" style:family="paragraph" style:parent-style-name="Standard">
      <style:text-properties fo:font-weight="bold" officeooo:rsid="000edc0b" officeooo:paragraph-rsid="000edc0b" style:font-weight-asian="bold" style:font-weight-complex="bold"/>
    </style:style>
    <style:style style:name="P6" style:family="paragraph" style:parent-style-name="Standard">
      <style:text-properties fo:font-weight="bold" officeooo:rsid="0014498a" officeooo:paragraph-rsid="0014498a" style:font-weight-asian="bold" style:font-weight-complex="bold"/>
    </style:style>
    <style:style style:name="P7" style:family="paragraph" style:parent-style-name="Standard">
      <style:text-properties fo:font-weight="bold" officeooo:rsid="0022dd64" officeooo:paragraph-rsid="0022dd64" style:font-weight-asian="bold" style:font-weight-complex="bold"/>
    </style:style>
    <style:style style:name="P8" style:family="paragraph" style:parent-style-name="Standard">
      <style:text-properties fo:font-weight="bold" officeooo:rsid="0022dd64" officeooo:paragraph-rsid="002ffec5" style:font-weight-asian="bold" style:font-weight-complex="bold"/>
    </style:style>
    <style:style style:name="P9" style:family="paragraph" style:parent-style-name="Standard">
      <style:text-properties fo:font-weight="bold" officeooo:rsid="0022dd64" officeooo:paragraph-rsid="0033201d" style:font-weight-asian="bold" style:font-weight-complex="bold"/>
    </style:style>
    <style:style style:name="P10" style:family="paragraph" style:parent-style-name="Standard">
      <style:text-properties fo:font-weight="bold" officeooo:rsid="0022dd64" officeooo:paragraph-rsid="0036795b" style:font-weight-asian="bold" style:font-weight-complex="bold"/>
    </style:style>
    <style:style style:name="P11" style:family="paragraph" style:parent-style-name="Standard">
      <style:text-properties fo:font-weight="bold" officeooo:rsid="0022dd64" officeooo:paragraph-rsid="0037d45d" style:font-weight-asian="bold" style:font-weight-complex="bold"/>
    </style:style>
    <style:style style:name="P12" style:family="paragraph" style:parent-style-name="Standard">
      <style:text-properties fo:font-weight="bold" officeooo:rsid="0022dd64" officeooo:paragraph-rsid="00388007" style:font-weight-asian="bold" style:font-weight-complex="bold"/>
    </style:style>
    <style:style style:name="P13" style:family="paragraph" style:parent-style-name="Standard">
      <style:text-properties fo:font-weight="bold" officeooo:rsid="0022dd64" officeooo:paragraph-rsid="003df571" style:font-weight-asian="bold" style:font-weight-complex="bold"/>
    </style:style>
    <style:style style:name="P14" style:family="paragraph" style:parent-style-name="Standard">
      <style:text-properties fo:font-weight="bold" officeooo:rsid="0022dd64" officeooo:paragraph-rsid="0049b677" style:font-weight-asian="bold" style:font-weight-complex="bold"/>
    </style:style>
    <style:style style:name="P15" style:family="paragraph" style:parent-style-name="Standard">
      <style:text-properties fo:font-weight="bold" officeooo:rsid="0022dd64" officeooo:paragraph-rsid="00351379" style:font-weight-asian="bold" style:font-weight-complex="bold"/>
    </style:style>
    <style:style style:name="P16" style:family="paragraph" style:parent-style-name="Standard">
      <style:text-properties fo:font-weight="bold" officeooo:rsid="00292cd2" officeooo:paragraph-rsid="00292cd2" style:font-weight-asian="bold" style:font-weight-complex="bold"/>
    </style:style>
    <style:style style:name="P17" style:family="paragraph" style:parent-style-name="Standard">
      <style:text-properties fo:font-weight="bold" officeooo:rsid="003df571" officeooo:paragraph-rsid="003df571" style:font-weight-asian="bold" style:font-weight-complex="bold"/>
    </style:style>
    <style:style style:name="P18" style:family="paragraph" style:parent-style-name="Standard">
      <style:text-properties fo:font-weight="bold" officeooo:rsid="003df571" officeooo:paragraph-rsid="0022dd64" style:font-weight-asian="bold" style:font-weight-complex="bold"/>
    </style:style>
    <style:style style:name="P19" style:family="paragraph" style:parent-style-name="Standard">
      <style:text-properties fo:font-weight="bold" officeooo:paragraph-rsid="00499429" style:font-weight-asian="bold" style:font-weight-complex="bold"/>
    </style:style>
    <style:style style:name="P20" style:family="paragraph" style:parent-style-name="Standard">
      <style:text-properties fo:font-weight="bold" officeooo:rsid="0025abbe" officeooo:paragraph-rsid="003df571" style:font-weight-asian="bold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4d83cb" officeooo:paragraph-rsid="004d83cb" style:font-weight-asian="bold" style:font-weight-complex="bold"/>
    </style:style>
    <style:style style:name="P23" style:family="paragraph" style:parent-style-name="Standard">
      <style:text-properties fo:font-weight="bold" officeooo:rsid="004f490c" officeooo:paragraph-rsid="004f490c" style:font-weight-asian="bold" style:font-weight-complex="bold"/>
    </style:style>
    <style:style style:name="P24" style:family="paragraph" style:parent-style-name="Standard">
      <style:text-properties fo:font-weight="bold" officeooo:rsid="00506be8" officeooo:paragraph-rsid="00506be8" style:font-weight-asian="bold" style:font-weight-complex="bold"/>
    </style:style>
    <style:style style:name="P25" style:family="paragraph" style:parent-style-name="Standard">
      <style:text-properties fo:font-weight="bold" officeooo:rsid="00518710" officeooo:paragraph-rsid="00518710" style:font-weight-asian="bold" style:font-weight-complex="bold"/>
    </style:style>
    <style:style style:name="P26" style:family="paragraph" style:parent-style-name="Standard">
      <style:text-properties fo:font-weight="bold" officeooo:rsid="0055d4dd" officeooo:paragraph-rsid="0055d4dd" style:font-weight-asian="bold" style:font-weight-complex="bold"/>
    </style:style>
    <style:style style:name="P27" style:family="paragraph" style:parent-style-name="Standard">
      <style:text-properties fo:font-weight="bold" officeooo:rsid="000ece11" officeooo:paragraph-rsid="000ece11" fo:background-color="#ffff00" style:font-weight-asian="bold" style:font-weight-complex="bold"/>
    </style:style>
    <style:style style:name="P28" style:family="paragraph" style:parent-style-name="Standard">
      <style:text-properties fo:font-weight="bold" officeooo:rsid="003df571" officeooo:paragraph-rsid="004be8af" fo:background-color="#dddddd" style:font-weight-asian="bold" style:font-weight-complex="bold"/>
    </style:style>
    <style:style style:name="P29" style:family="paragraph" style:parent-style-name="Standard">
      <style:text-properties fo:font-weight="bold" officeooo:rsid="003df571" officeooo:paragraph-rsid="003df571" fo:background-color="#dddddd" style:font-weight-asian="bold" style:font-weight-complex="bold"/>
    </style:style>
    <style:style style:name="P30" style:family="paragraph" style:parent-style-name="Standard">
      <style:text-properties fo:font-weight="bold" officeooo:rsid="003df571" officeooo:paragraph-rsid="0055d4dd" fo:background-color="#dddddd" style:font-weight-asian="bold" style:font-weight-complex="bold"/>
    </style:style>
    <style:style style:name="P31" style:family="paragraph" style:parent-style-name="Standard">
      <style:text-properties fo:font-weight="bold" officeooo:rsid="00292cd2" officeooo:paragraph-rsid="00292cd2" fo:background-color="#ffffd7" style:font-weight-asian="bold" style:font-weight-complex="bold"/>
    </style:style>
    <style:style style:name="P32" style:family="paragraph" style:parent-style-name="Standard">
      <style:text-properties officeooo:rsid="000edc0b" officeooo:paragraph-rsid="000edc0b"/>
    </style:style>
    <style:style style:name="P33" style:family="paragraph" style:parent-style-name="Standard">
      <style:text-properties officeooo:rsid="000edc0b" officeooo:paragraph-rsid="004c55b5"/>
    </style:style>
    <style:style style:name="P34" style:family="paragraph" style:parent-style-name="Standard">
      <style:text-properties officeooo:rsid="0010a772" officeooo:paragraph-rsid="0010a772"/>
    </style:style>
    <style:style style:name="P35" style:family="paragraph" style:parent-style-name="Standard">
      <style:text-properties officeooo:rsid="00119d00" officeooo:paragraph-rsid="00119d00"/>
    </style:style>
    <style:style style:name="P36" style:family="paragraph" style:parent-style-name="Standard">
      <style:text-properties officeooo:rsid="00119d00" officeooo:paragraph-rsid="000ece11"/>
    </style:style>
    <style:style style:name="P37" style:family="paragraph" style:parent-style-name="Standard">
      <style:text-properties officeooo:rsid="0014498a" officeooo:paragraph-rsid="0014498a"/>
    </style:style>
    <style:style style:name="P38" style:family="paragraph" style:parent-style-name="Standard">
      <style:text-properties officeooo:rsid="00169e61" officeooo:paragraph-rsid="0014498a"/>
    </style:style>
    <style:style style:name="P39" style:family="paragraph" style:parent-style-name="Standard">
      <style:text-properties officeooo:rsid="00169e61" officeooo:paragraph-rsid="00169e61"/>
    </style:style>
    <style:style style:name="P40" style:family="paragraph" style:parent-style-name="Standard">
      <style:text-properties officeooo:rsid="001962f3" officeooo:paragraph-rsid="001962f3"/>
    </style:style>
    <style:style style:name="P41" style:family="paragraph" style:parent-style-name="Standard">
      <style:text-properties officeooo:rsid="001962f3" officeooo:paragraph-rsid="001cf86e"/>
    </style:style>
    <style:style style:name="P42" style:family="paragraph" style:parent-style-name="Standard">
      <style:text-properties officeooo:rsid="001996ef" officeooo:paragraph-rsid="001996ef"/>
    </style:style>
    <style:style style:name="P43" style:family="paragraph" style:parent-style-name="Standard">
      <style:text-properties officeooo:rsid="001996ef" officeooo:paragraph-rsid="0017c62e"/>
    </style:style>
    <style:style style:name="P44" style:family="paragraph" style:parent-style-name="Standard">
      <style:text-properties officeooo:rsid="001996ef" officeooo:paragraph-rsid="002ffec5"/>
    </style:style>
    <style:style style:name="P45" style:family="paragraph" style:parent-style-name="Standard">
      <style:text-properties officeooo:rsid="0022dd64" officeooo:paragraph-rsid="0022dd64"/>
    </style:style>
    <style:style style:name="P46" style:family="paragraph" style:parent-style-name="Standard">
      <style:text-properties officeooo:rsid="0022dd64" officeooo:paragraph-rsid="003df571"/>
    </style:style>
    <style:style style:name="P47" style:family="paragraph" style:parent-style-name="Standard">
      <style:text-properties officeooo:rsid="0022dd64" officeooo:paragraph-rsid="00351379"/>
    </style:style>
    <style:style style:name="P48" style:family="paragraph" style:parent-style-name="Standard">
      <style:text-properties fo:font-weight="normal" officeooo:rsid="0022dd64" officeooo:paragraph-rsid="0022dd64" style:font-weight-asian="normal" style:font-weight-complex="normal"/>
    </style:style>
    <style:style style:name="P49" style:family="paragraph" style:parent-style-name="Standard">
      <style:text-properties fo:font-weight="normal" officeooo:rsid="0022dd64" officeooo:paragraph-rsid="0033201d" style:font-weight-asian="normal" style:font-weight-complex="normal"/>
    </style:style>
    <style:style style:name="P50" style:family="paragraph" style:parent-style-name="Standard">
      <style:text-properties fo:font-weight="normal" officeooo:rsid="0022dd64" officeooo:paragraph-rsid="0037d45d" style:font-weight-asian="normal" style:font-weight-complex="normal"/>
    </style:style>
    <style:style style:name="P51" style:family="paragraph" style:parent-style-name="Standard">
      <style:text-properties fo:font-weight="normal" officeooo:rsid="0025abbe" officeooo:paragraph-rsid="0025abbe" style:font-weight-asian="normal" style:font-weight-complex="normal"/>
    </style:style>
    <style:style style:name="P52" style:family="paragraph" style:parent-style-name="Standard">
      <style:text-properties fo:font-weight="normal" officeooo:rsid="0017c62e" officeooo:paragraph-rsid="002cd358" style:font-weight-asian="normal" style:font-weight-complex="normal"/>
    </style:style>
    <style:style style:name="P53" style:family="paragraph" style:parent-style-name="Standard">
      <style:text-properties fo:font-weight="normal" officeooo:rsid="002ffec5" officeooo:paragraph-rsid="002ffec5" style:font-weight-asian="normal" style:font-weight-complex="normal"/>
    </style:style>
    <style:style style:name="P54" style:family="paragraph" style:parent-style-name="Standard">
      <style:text-properties fo:font-weight="normal" officeooo:rsid="002ffec5" officeooo:paragraph-rsid="0030bc17" style:font-weight-asian="normal" style:font-weight-complex="normal"/>
    </style:style>
    <style:style style:name="P55" style:family="paragraph" style:parent-style-name="Standard">
      <style:text-properties fo:font-weight="normal" officeooo:rsid="0030bc17" officeooo:paragraph-rsid="0030bc17" style:font-weight-asian="normal" style:font-weight-complex="normal"/>
    </style:style>
    <style:style style:name="P56" style:family="paragraph" style:parent-style-name="Standard">
      <style:text-properties fo:font-weight="normal" officeooo:rsid="0033bc0e" officeooo:paragraph-rsid="00388007" style:font-weight-asian="normal" style:font-weight-complex="normal"/>
    </style:style>
    <style:style style:name="P57" style:family="paragraph" style:parent-style-name="Standard">
      <style:text-properties fo:font-weight="normal" officeooo:rsid="0033bc0e" officeooo:paragraph-rsid="00499429" style:font-weight-asian="normal" style:font-weight-complex="normal"/>
    </style:style>
    <style:style style:name="P58" style:family="paragraph" style:parent-style-name="Standard">
      <style:text-properties fo:font-weight="normal" officeooo:rsid="0033bc0e" officeooo:paragraph-rsid="0049b677" style:font-weight-asian="normal" style:font-weight-complex="normal"/>
    </style:style>
    <style:style style:name="P59" style:family="paragraph" style:parent-style-name="Standard">
      <style:text-properties fo:font-weight="normal" officeooo:rsid="0033201d" officeooo:paragraph-rsid="0037d45d" style:font-weight-asian="normal" style:font-weight-complex="normal"/>
    </style:style>
    <style:style style:name="P60" style:family="paragraph" style:parent-style-name="Standard">
      <style:text-properties fo:font-weight="normal" officeooo:rsid="0033201d" officeooo:paragraph-rsid="00388007" style:font-weight-asian="normal" style:font-weight-complex="normal"/>
    </style:style>
    <style:style style:name="P61" style:family="paragraph" style:parent-style-name="Standard">
      <style:text-properties fo:font-weight="normal" officeooo:rsid="003d761f" officeooo:paragraph-rsid="0022dd64" style:font-weight-asian="normal" style:font-weight-complex="normal"/>
    </style:style>
    <style:style style:name="P62" style:family="paragraph" style:parent-style-name="Standard">
      <style:text-properties fo:font-weight="normal" officeooo:rsid="003df571" officeooo:paragraph-rsid="003df571" style:font-weight-asian="normal" style:font-weight-complex="normal"/>
    </style:style>
    <style:style style:name="P63" style:family="paragraph" style:parent-style-name="Standard">
      <style:text-properties fo:font-weight="normal" officeooo:rsid="003df571" officeooo:paragraph-rsid="0022dd64" style:font-weight-asian="normal" style:font-weight-complex="normal"/>
    </style:style>
    <style:style style:name="P64" style:family="paragraph" style:parent-style-name="Standard">
      <style:text-properties fo:font-weight="normal" officeooo:rsid="0037d45d" officeooo:paragraph-rsid="0049b677" style:font-weight-asian="normal" style:font-weight-complex="normal"/>
    </style:style>
    <style:style style:name="P65" style:family="paragraph" style:parent-style-name="Standard">
      <style:text-properties fo:font-weight="normal" officeooo:rsid="004d83cb" officeooo:paragraph-rsid="004d83cb" style:font-weight-asian="normal" style:font-weight-complex="normal"/>
    </style:style>
    <style:style style:name="P66" style:family="paragraph" style:parent-style-name="Standard">
      <style:text-properties fo:font-weight="normal" officeooo:rsid="004d83cb" officeooo:paragraph-rsid="004f490c" style:font-weight-asian="normal" style:font-weight-complex="normal"/>
    </style:style>
    <style:style style:name="P67" style:family="paragraph" style:parent-style-name="Standard">
      <style:text-properties fo:font-weight="normal" officeooo:rsid="004f490c" officeooo:paragraph-rsid="004f490c" style:font-weight-asian="normal" style:font-weight-complex="normal"/>
    </style:style>
    <style:style style:name="P68" style:family="paragraph" style:parent-style-name="Standard">
      <style:text-properties fo:font-weight="normal" officeooo:rsid="004fde41" officeooo:paragraph-rsid="004fde41" style:font-weight-asian="normal" style:font-weight-complex="normal"/>
    </style:style>
    <style:style style:name="P69" style:family="paragraph" style:parent-style-name="Standard">
      <style:text-properties fo:font-weight="normal" officeooo:rsid="004fde41" officeooo:paragraph-rsid="0055d4dd" style:font-weight-asian="normal" style:font-weight-complex="normal"/>
    </style:style>
    <style:style style:name="P70" style:family="paragraph" style:parent-style-name="Standard">
      <style:text-properties fo:font-weight="normal" officeooo:rsid="004fde41" officeooo:paragraph-rsid="0056b8bf" style:font-weight-asian="normal" style:font-weight-complex="normal"/>
    </style:style>
    <style:style style:name="P71" style:family="paragraph" style:parent-style-name="Standard">
      <style:text-properties fo:font-weight="normal" officeooo:rsid="0056b8bf" officeooo:paragraph-rsid="0056b8bf" style:font-weight-asian="normal" style:font-weight-complex="normal"/>
    </style:style>
    <style:style style:name="P72" style:family="paragraph" style:parent-style-name="Standard">
      <style:text-properties officeooo:rsid="00292cd2" officeooo:paragraph-rsid="00292cd2"/>
    </style:style>
    <style:style style:name="P73" style:family="paragraph" style:parent-style-name="Standard">
      <style:text-properties officeooo:rsid="0017c62e" officeooo:paragraph-rsid="00169e61"/>
    </style:style>
    <style:style style:name="P74" style:family="paragraph" style:parent-style-name="Standard">
      <style:text-properties officeooo:rsid="002cd358" officeooo:paragraph-rsid="002cd358"/>
    </style:style>
    <style:style style:name="P75" style:family="paragraph" style:parent-style-name="Standard">
      <style:text-properties officeooo:rsid="002ea726" officeooo:paragraph-rsid="002ea726"/>
    </style:style>
    <style:style style:name="P76" style:family="paragraph" style:parent-style-name="Standard">
      <style:text-properties officeooo:rsid="00316267" officeooo:paragraph-rsid="003df571"/>
    </style:style>
    <style:style style:name="P77" style:family="paragraph" style:parent-style-name="Standard">
      <style:text-properties fo:font-style="normal" fo:font-weight="normal" officeooo:rsid="0033201d" officeooo:paragraph-rsid="0033201d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33201d" officeooo:paragraph-rsid="00388007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33201d" officeooo:paragraph-rsid="0039ae08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33201d" officeooo:paragraph-rsid="0049b677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33201d" officeooo:paragraph-rsid="00499429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351379" officeooo:paragraph-rsid="00351379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37d45d" officeooo:paragraph-rsid="0037d45d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37d45d" officeooo:paragraph-rsid="0049b677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388007" officeooo:paragraph-rsid="0037d45d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normal" officeooo:rsid="00388007" officeooo:paragraph-rsid="0038cfa1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fo:font-weight="normal" officeooo:rsid="00388007" officeooo:paragraph-rsid="00388007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388007" officeooo:paragraph-rsid="00499429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0499429" officeooo:paragraph-rsid="00499429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fo:font-weight="normal" officeooo:rsid="0039ae08" officeooo:paragraph-rsid="00499429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fo:font-weight="bold" officeooo:rsid="0037d45d" officeooo:paragraph-rsid="00388007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bold" officeooo:rsid="0037d45d" officeooo:paragraph-rsid="0049b677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bold" officeooo:rsid="0033201d" officeooo:paragraph-rsid="00499429" style:font-style-asian="normal" style:font-weight-asian="bold" style:font-style-complex="normal" style:font-weight-complex="bold"/>
    </style:style>
    <style:style style:name="P94" style:family="paragraph" style:parent-style-name="Standard">
      <style:text-properties officeooo:paragraph-rsid="002a0ab2"/>
    </style:style>
    <style:style style:name="P95" style:family="paragraph" style:parent-style-name="Standard">
      <style:text-properties officeooo:rsid="003ef985" officeooo:paragraph-rsid="003ef985"/>
    </style:style>
    <style:style style:name="P96" style:family="paragraph" style:parent-style-name="Preformatted_20_Text">
      <style:text-properties officeooo:paragraph-rsid="00499429"/>
    </style:style>
    <style:style style:name="P97" style:family="paragraph" style:parent-style-name="Standard">
      <style:text-properties officeooo:paragraph-rsid="00499429"/>
    </style:style>
    <style:style style:name="P98" style:family="paragraph" style:parent-style-name="Standard">
      <style:text-properties officeooo:rsid="00499429" officeooo:paragraph-rsid="00499429"/>
    </style:style>
    <style:style style:name="P99" style:family="paragraph" style:parent-style-name="Standard">
      <style:text-properties officeooo:paragraph-rsid="0049b677"/>
    </style:style>
    <style:style style:name="P100" style:family="paragraph" style:parent-style-name="Standard">
      <style:text-properties officeooo:rsid="0049b677" officeooo:paragraph-rsid="0049b677"/>
    </style:style>
    <style:style style:name="P101" style:family="paragraph" style:parent-style-name="Standard">
      <style:text-properties fo:font-style="italic" officeooo:rsid="0013db98" style:font-style-asian="italic" style:font-style-complex="italic"/>
    </style:style>
    <style:style style:name="P102" style:family="paragraph" style:parent-style-name="Standard">
      <style:text-properties fo:font-style="italic" fo:font-weight="bold" officeooo:rsid="004f490c" officeooo:paragraph-rsid="004f490c" style:font-style-asian="italic" style:font-weight-asian="bold" style:font-style-complex="italic" style:font-weight-complex="bold"/>
    </style:style>
    <style:style style:name="P103" style:family="paragraph" style:parent-style-name="Standard">
      <style:text-properties fo:font-style="italic" fo:font-weight="normal" officeooo:rsid="004f490c" officeooo:paragraph-rsid="004f490c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56b8bf" officeooo:paragraph-rsid="0056b8bf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4fde41" officeooo:paragraph-rsid="004fde41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weight="bold" officeooo:rsid="00506be8" officeooo:paragraph-rsid="004f490c" style:font-weight-asian="bold" style:font-weight-complex="bold"/>
    </style:style>
    <style:style style:name="T1" style:family="text">
      <style:text-properties officeooo:rsid="000edc0b"/>
    </style:style>
    <style:style style:name="T2" style:family="text">
      <style:text-properties officeooo:rsid="0010a772"/>
    </style:style>
    <style:style style:name="T3" style:family="text">
      <style:text-properties officeooo:rsid="00119d00"/>
    </style:style>
    <style:style style:name="T4" style:family="text">
      <style:text-properties officeooo:rsid="0014498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45a2b" style:font-style-asian="italic" style:font-style-complex="italic"/>
    </style:style>
    <style:style style:name="T7" style:family="text">
      <style:text-properties fo:font-style="italic" officeooo:rsid="0033201d" style:font-style-asian="italic" style:font-style-complex="italic"/>
    </style:style>
    <style:style style:name="T8" style:family="text">
      <style:text-properties fo:font-style="italic" officeooo:rsid="0036795b" style:font-style-asian="italic" style:font-style-complex="italic"/>
    </style:style>
    <style:style style:name="T9" style:family="text">
      <style:text-properties fo:font-style="italic" officeooo:rsid="0037d45d" style:font-style-asian="italic" style:font-style-complex="italic"/>
    </style:style>
    <style:style style:name="T10" style:family="text">
      <style:text-properties fo:font-style="italic" officeooo:rsid="00388007" style:font-style-asian="italic" style:font-style-complex="italic"/>
    </style:style>
    <style:style style:name="T11" style:family="text">
      <style:text-properties fo:font-style="italic" officeooo:rsid="00499429" style:font-style-asian="italic" style:font-style-complex="italic"/>
    </style:style>
    <style:style style:name="T12" style:family="text">
      <style:text-properties fo:font-style="italic" officeooo:rsid="0013db98" style:font-style-asian="italic" style:font-style-complex="italic"/>
    </style:style>
    <style:style style:name="T13" style:family="text">
      <style:text-properties fo:font-style="italic" officeooo:rsid="0010e5bb" style:font-style-asian="italic" style:font-style-complex="italic"/>
    </style:style>
    <style:style style:name="T14" style:family="text">
      <style:text-properties fo:font-style="italic" officeooo:rsid="004be8af" style:font-style-asian="italic" style:font-style-complex="italic"/>
    </style:style>
    <style:style style:name="T15" style:family="text">
      <style:text-properties fo:font-style="italic" officeooo:rsid="0056b8bf" style:font-style-asian="italic" style:font-style-complex="italic"/>
    </style:style>
    <style:style style:name="T16" style:family="text">
      <style:text-properties fo:font-style="italic" fo:font-weight="normal" officeooo:rsid="003df571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5abbe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a0ab2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officeooo:rsid="00388007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56b8bf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5709ad" style:font-style-asian="italic" style:font-weight-asian="bold" style:font-style-complex="italic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4498a" style:font-weight-asian="bold" style:font-weight-complex="bold"/>
    </style:style>
    <style:style style:name="T25" style:family="text">
      <style:text-properties fo:font-weight="bold" officeooo:rsid="00292cd2" style:font-weight-asian="bold" style:font-weight-complex="bold"/>
    </style:style>
    <style:style style:name="T26" style:family="text">
      <style:text-properties fo:font-weight="bold" officeooo:rsid="003d761f" style:font-weight-asian="bold" style:font-weight-complex="bold"/>
    </style:style>
    <style:style style:name="T27" style:family="text">
      <style:text-properties fo:font-weight="bold" officeooo:rsid="0025abbe" style:font-weight-asian="bold" style:font-weight-complex="bold"/>
    </style:style>
    <style:style style:name="T28" style:family="text">
      <style:text-properties fo:font-weight="bold" officeooo:rsid="002a0ab2" style:font-weight-asian="bold" style:font-weight-complex="bold"/>
    </style:style>
    <style:style style:name="T29" style:family="text">
      <style:text-properties fo:font-weight="bold" officeooo:rsid="0049b677" style:font-weight-asian="bold" style:font-weight-complex="bold"/>
    </style:style>
    <style:style style:name="T30" style:family="text">
      <style:text-properties fo:font-weight="bold" officeooo:rsid="0013db98" style:font-weight-asian="bold" style:font-weight-complex="bold"/>
    </style:style>
    <style:style style:name="T31" style:family="text">
      <style:text-properties fo:font-weight="bold" officeooo:rsid="0010e5bb" style:font-weight-asian="bold" style:font-weight-complex="bold"/>
    </style:style>
    <style:style style:name="T32" style:family="text">
      <style:text-properties fo:font-weight="bold" officeooo:rsid="00506be8" style:font-weight-asian="bold" style:font-weight-complex="bold"/>
    </style:style>
    <style:style style:name="T33" style:family="text">
      <style:text-properties fo:font-weight="bold" officeooo:rsid="004fde41" style:font-weight-asian="bold" style:font-weight-complex="bold"/>
    </style:style>
    <style:style style:name="T34" style:family="text">
      <style:text-properties fo:font-weight="bold" officeooo:rsid="0056b8bf" style:font-weight-asian="bold" style:font-weight-complex="bold"/>
    </style:style>
    <style:style style:name="T35" style:family="text">
      <style:text-properties fo:font-weight="bold" officeooo:rsid="0014498a" fo:background-color="#ffff00" loext:char-shading-value="0" style:font-weight-asian="bold" style:font-weight-complex="bold"/>
    </style:style>
    <style:style style:name="T36" style:family="text">
      <style:text-properties fo:font-weight="bold" officeooo:rsid="00292cd2" fo:background-color="#ffff00" loext:char-shading-value="0" style:font-weight-asian="bold" style:font-weight-complex="bold"/>
    </style:style>
    <style:style style:name="T37" style:family="text">
      <style:text-properties officeooo:rsid="0014ca0d"/>
    </style:style>
    <style:style style:name="T38" style:family="text">
      <style:text-properties officeooo:rsid="001962f3"/>
    </style:style>
    <style:style style:name="T39" style:family="text">
      <style:text-properties officeooo:rsid="001cf86e"/>
    </style:style>
    <style:style style:name="T40" style:family="text">
      <style:text-properties officeooo:rsid="0022dd64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25abbe" style:font-style-asian="normal" style:font-style-complex="normal"/>
    </style:style>
    <style:style style:name="T43" style:family="text">
      <style:text-properties fo:font-style="normal" officeooo:rsid="0033201d" style:font-style-asian="normal" style:font-style-complex="normal"/>
    </style:style>
    <style:style style:name="T44" style:family="text">
      <style:text-properties fo:font-style="normal" officeooo:rsid="0036795b" style:font-style-asian="normal" style:font-style-complex="normal"/>
    </style:style>
    <style:style style:name="T45" style:family="text">
      <style:text-properties fo:font-style="normal" officeooo:rsid="0037d45d" style:font-style-asian="normal" style:font-style-complex="normal"/>
    </style:style>
    <style:style style:name="T46" style:family="text">
      <style:text-properties fo:font-style="normal" officeooo:rsid="00388007" style:font-style-asian="normal" style:font-style-complex="normal"/>
    </style:style>
    <style:style style:name="T47" style:family="text">
      <style:text-properties fo:font-style="normal" officeooo:rsid="0038cfa1" style:font-style-asian="normal" style:font-style-complex="normal"/>
    </style:style>
    <style:style style:name="T48" style:family="text">
      <style:text-properties fo:font-style="normal" officeooo:rsid="0039ae08" style:font-style-asian="normal" style:font-style-complex="normal"/>
    </style:style>
    <style:style style:name="T49" style:family="text">
      <style:text-properties fo:font-style="normal" officeooo:rsid="00499429" style:font-style-asian="normal" style:font-style-complex="normal"/>
    </style:style>
    <style:style style:name="T50" style:family="text">
      <style:text-properties fo:font-style="normal" officeooo:rsid="0049b677" style:font-style-asian="normal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39ae08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3201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49b677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4fde41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officeooo:rsid="0039ae08" style:font-style-asian="normal" style:font-weight-asian="normal" style:font-style-complex="normal" style:font-weight-complex="normal"/>
    </style:style>
    <style:style style:name="T57" style:family="text">
      <style:text-properties officeooo:rsid="0025abbe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5abbe" style:font-weight-asian="normal" style:font-weight-complex="normal"/>
    </style:style>
    <style:style style:name="T60" style:family="text">
      <style:text-properties fo:font-weight="normal" officeooo:rsid="002a0ab2" style:font-weight-asian="normal" style:font-weight-complex="normal"/>
    </style:style>
    <style:style style:name="T61" style:family="text">
      <style:text-properties fo:font-weight="normal" officeooo:rsid="003d761f" style:font-weight-asian="normal" style:font-weight-complex="normal"/>
    </style:style>
    <style:style style:name="T62" style:family="text">
      <style:text-properties fo:font-weight="normal" officeooo:rsid="003df571" style:font-weight-asian="normal" style:font-weight-complex="normal"/>
    </style:style>
    <style:style style:name="T63" style:family="text">
      <style:text-properties officeooo:rsid="00292cd2"/>
    </style:style>
    <style:style style:name="T64" style:family="text">
      <style:text-properties officeooo:rsid="002ea726"/>
    </style:style>
    <style:style style:name="T65" style:family="text">
      <style:text-properties officeooo:rsid="002ffec5"/>
    </style:style>
    <style:style style:name="T66" style:family="text">
      <style:text-properties officeooo:rsid="0036795b"/>
    </style:style>
    <style:style style:name="T67" style:family="text">
      <style:text-properties officeooo:rsid="0037d45d"/>
    </style:style>
    <style:style style:name="T68" style:family="text">
      <style:text-properties officeooo:rsid="003d761f"/>
    </style:style>
    <style:style style:name="T69" style:family="text">
      <style:text-properties officeooo:rsid="003df571"/>
    </style:style>
    <style:style style:name="T70" style:family="text">
      <style:text-properties officeooo:rsid="00499429"/>
    </style:style>
    <style:style style:name="T71" style:family="text">
      <style:text-properties officeooo:rsid="0049b677"/>
    </style:style>
    <style:style style:name="T72" style:family="text">
      <style:text-properties officeooo:rsid="00292cd2" fo:background-color="#ffff00" loext:char-shading-value="0"/>
    </style:style>
    <style:style style:name="T73" style:family="text">
      <style:text-properties officeooo:rsid="0013db98"/>
    </style:style>
    <style:style style:name="T74" style:family="text">
      <style:text-properties officeooo:rsid="0010e5bb"/>
    </style:style>
    <style:style style:name="T75" style:family="text">
      <style:text-properties officeooo:rsid="004be8af"/>
    </style:style>
    <style:style style:name="T76" style:family="text">
      <style:text-properties officeooo:rsid="004c55b5"/>
    </style:style>
    <style:style style:name="T77" style:family="text">
      <style:text-properties officeooo:rsid="004c9724"/>
    </style:style>
    <style:style style:name="T78" style:family="text">
      <style:text-properties officeooo:rsid="004f490c"/>
    </style:style>
    <style:style style:name="T79" style:family="text">
      <style:text-properties officeooo:rsid="00506be8"/>
    </style:style>
    <style:style style:name="T80" style:family="text">
      <style:text-properties officeooo:rsid="0052a1e9"/>
    </style:style>
    <style:style style:name="T81" style:family="text">
      <style:text-properties officeooo:rsid="00545195"/>
    </style:style>
    <style:style style:name="T82" style:family="text">
      <style:text-properties officeooo:rsid="0055d4dd"/>
    </style:style>
    <style:style style:name="T83" style:family="text">
      <style:text-properties officeooo:rsid="0056b8bf"/>
    </style:style>
    <style:style style:name="T84" style:family="text">
      <style:text-properties officeooo:rsid="004fde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RAFFINAMENTO REQUISITI – PROGETTO <text:span text:style-name="T1">e</text:span>B<text:span text:style-name="T1">uy</text:span></text:p>
      <text:p text:style-name="P27"/>
      <text:p text:style-name="P98"/>
      <text:p text:style-name="P3">1. Degli utenti interessa:</text:p>
      <text:p text:style-name="P1"><text:s text:c="2"/>1.1. Username : Stringa alfanumerica (univoca)</text:p>
      <text:p text:style-name="P1"><text:s text:c="2"/>1.2. Istante di Registrazione : valore predefinito DataOra<text:span text:style-name="T70">1</text:span></text:p>
      <text:p text:style-name="P34"><text:s text:c="2"/>1.3. I post che hanno pubblicato ( v. requ. 3)</text:p>
      <text:p text:style-name="P34"><text:s text:c="2"/>1.4. I post CompraSubito che hanno acquistato (v. requ. 3.5)</text:p>
      <text:p text:style-name="P34"><text:s text:c="2"/>1.5. Le aste a cui hanno inviato bid (v. requ. 3.4)</text:p>
      <text:p text:style-name="P40"><text:s text:c="2"/>1.6. Se sono utenti privati:</text:p>
      <text:p text:style-name="P40"><text:s text:c="5"/>1.6.1. I bid proposti <text:s/>(v. requ. 4)</text:p>
      <text:p text:style-name="P40"><text:s text:c="5"/>1.6.2. E gli oggetti acquistatti in modalità “compralo subito” (v. req. 3.5.)</text:p>
      <text:p text:style-name="P40"><text:s text:c="2"/>1.7. Se sono venditori professionali:</text:p>
      <text:p text:style-name="P40"><text:s text:c="5"/>1.7.1. I loro post (v. requ. 3)</text:p>
      <text:p text:style-name="P40"><text:s text:c="5"/>1.7.2. La URL della loro vetrina</text:p>
      <text:p text:style-name="P40"><text:s text:c="5"/>1.7.3. La popolarità calcolata come:</text:p>
      <text:p text:style-name="P41"><text:s text:c="14"/>- La somma del numero di utenti che hanno fatto bid ai loro post e il numero di utenti</text:p>
      <text:p text:style-name="P41"><text:span text:style-name="T39"><text:s text:c="16"/>che </text:span>hanno acquistato in modalità “compralo subito” (tutto negli ultimi 12 mesi)</text:p>
      <text:p text:style-name="P40"><text:s text:c="13"/>- Se &lt; 50 è bassa </text:p>
      <text:p text:style-name="P40"><text:s text:c="13"/>- Se è tra 50 e 300 è media</text:p>
      <text:p text:style-name="P40"><text:s text:c="13"/>- Se <text:s/>&gt; 300 è alta</text:p>
      <text:p text:style-name="P40"><text:s text:c="4"/>1.7.4. L’affidabilità è calcolata come:</text:p>
      <text:p text:style-name="P40"><text:s text:c="13"/>- m*(1-z)/5</text:p>
      <text:p text:style-name="P2"><text:s text:c="13"/>- “<text:span text:style-name="T38">m” è la media aritmetica di tutti i feedback ricevuti -z = FN/FT, dove FN è il numero</text:span></text:p>
      <text:p text:style-name="P40"><text:s text:c="16"/>di feedback negativi sono quelli che hanno voto &lt;= 2</text:p>
      <text:p text:style-name="P1"><text:s text:c="4"/></text:p>
      <text:p text:style-name="P1"/>
      <text:p text:style-name="P3">2. Degli oggetti in vendita interessa:</text:p>
      <text:p text:style-name="P1">2.1. Se è nuovo:</text:p>
      <text:p text:style-name="P36"><text:s text:c="3"/>2.1.1. Il numero di anni di garanzia (minimo 2)</text:p>
      <text:p text:style-name="P35">2.2. Se usato:</text:p>
      <text:p text:style-name="P35"><text:s text:c="3"/>2.2.1. Il numero di <text:s/>anni di garanzia (minimo 0)</text:p>
      <text:p text:style-name="P35"><text:s text:c="3"/>2.2.2. Le condizioni (ottimo, buono, discreto, da sistemare)</text:p>
      <text:p text:style-name="P1"/>
      <text:p text:style-name="P1"/>
      <text:p text:style-name="P3">3. Dei post ci interessa:</text:p>
      <text:p text:style-name="P1"><text:s text:c="2"/>3.1. Descrizione : Stringa di caratteri alfanumerici di max 5000 caratteri secondo standard.</text:p>
      <text:p text:style-name="P2"><text:s text:c="2"/>3.2. Categoria:</text:p>
      <text:p text:style-name="P40"><text:s text:c="5"/>3.2.1 Le sottocategorie</text:p>
      <text:p text:style-name="P2"><text:span text:style-name="T38"><text:s text:c="5"/>3.2.2 Calcolare le dirette sottocategorie</text:span> </text:p>
      <text:p text:style-name="P32"><text:s text:c="2"/>3.3. Metodi di pagamento : Enumerativo con valore predefinito pagamento = {bonifico, carta di credito}</text:p>
      <text:p text:style-name="P32"><text:s text:c="2"/>3.4. Se è un’asta interessa:</text:p>
      <text:p text:style-name="P32"><text:s text:c="5"/>3.4.1. Prezzo iniziale : Reale &gt;= 0 → vincoliamo però il fatto che esso deve essere maggiore di 0.</text:p>
      <text:p text:style-name="P32"><text:s text:c="5"/>3.4.2. Prezzo dei rialzi : Reale &gt; 0</text:p>
      <text:p text:style-name="P32"><text:s text:c="5"/>3.4.3. Scadenza : DataOra</text:p>
      <text:p text:style-name="P34"><text:s text:c="5"/>3.4.4. I bid (v. requ. 4)</text:p>
      <text:p text:style-name="P34"><text:s text:c="5"/>3.4.5. Il prezzo di un dato momento (calcolabile)</text:p>
      <text:p text:style-name="P35"><text:s text:c="5"/>3.4.6. L’ultimo bid (v. requ. 4)</text:p>
      <text:p text:style-name="P35"><text:soft-page-break/><text:s text:c="5"/>3.4.7. L’utente che si è aggiudicato l’asta (v. requ. 1 )</text:p>
      <text:p text:style-name="P32"/>
      <text:p text:style-name="P32"><text:s/>3.5. Se è “Compralo Subito”:</text:p>
      <text:p text:style-name="P32"><text:s text:c="4"/>3.5.1. Prezzo di vendità : Reale &gt; 0</text:p>
      <text:p text:style-name="P32"><text:s text:c="4"/>3.5.2. L’acquirente (v. req<text:span text:style-name="T2">u</text:span>. <text:s/>1), cioè colui che ha acquistato per primo</text:p>
      <text:p text:style-name="P32"/>
      <text:p text:style-name="P32"><text:s/></text:p>
      <text:p text:style-name="P32">3.6 L’utente che l’ha pubblivato ( v. req<text:span text:style-name="T2">u</text:span>. 1)</text:p>
      <text:p text:style-name="P32"><text:s/></text:p>
      <text:p text:style-name="P32">3.7. L’oggetto (v.req<text:span text:style-name="T2">u</text:span>.2)</text:p>
      <text:p text:style-name="P40">3.8. I feedback di cui interessa</text:p>
      <text:p text:style-name="P40"><text:s text:c="3"/>3.8.1. Il voto <text:s/>(intero tra 0 e 5)</text:p>
      <text:p text:style-name="P40"><text:s text:c="3"/>3.8.2. Un commento testuale (opzionale)</text:p>
      <text:p text:style-name="P32"/>
      <text:p text:style-name="P32"/>
      <text:p text:style-name="P4">4. Dei bid ci interessa:</text:p>
      <text:p text:style-name="P34"><text:s/>4.1. Istante : DataOra</text:p>
      <text:p text:style-name="P34"><text:s/>4.2. Bidder (v. requ. 1)</text:p>
      <text:p text:style-name="P32"/>
      <text:p text:style-name="P32"/>
      <text:p text:style-name="P5"/>
      <text:p text:style-name="P5">999. <text:s/>Il sistema deve permettere:</text:p>
      <text:p text:style-name="P5"/>
      <text:p text:style-name="P32"><text:s text:c="4"/>999.1. <text:span text:style-name="T76">Ai venditori <text:s/>di p</text:span>ubblicare post per oggetti di vendita con o senza asta.</text:p>
      <text:p text:style-name="P32"><text:s text:c="4"/><text:span text:style-name="T3">999.2. </text:span><text:span text:style-name="T76">Ai privati di p</text:span><text:span text:style-name="T3">roporre un nuovo bid per un oggetto in vendita tramite asta,oppure procedere all’acquisto di un oggetto.</text:span></text:p>
      <text:p text:style-name="P32"><text:s text:c="4"/><text:span text:style-name="T38">999.3. </text:span><text:span text:style-name="T76">Ai privati di p</text:span><text:span text:style-name="T38">rocedere all’acquisto di un oggetto messo in vendita con la modalità “compralo subito”.</text:span></text:p>
      <text:p text:style-name="P33"><text:s text:c="4"/><text:span text:style-name="T38">999.4. </text:span><text:span text:style-name="T76">Agli ospiti di r</text:span><text:span text:style-name="T38">egistrarsi come venditori professionali o utenti privati</text:span></text:p>
      <text:p text:style-name="P32"><text:s text:c="4"/><text:span text:style-name="T38">999.5. </text:span><text:span text:style-name="T76">Ai privati di l</text:span><text:span text:style-name="T38">asciare feedback a post acquistati in modalità “Compralo Subito” o ad aste aggiudicate.</text:span></text:p>
      <text:p text:style-name="P32"><text:s text:c="4"/><text:span text:style-name="T76">999.6 Agli amministatori di creare nuove categorie.</text:span></text:p>
      <text:p text:style-name="P32"><text:s text:c="4"/><text:span text:style-name="T76">999.7 Agli amministratori di creare nuovi metodi di pagamento.</text:span></text:p>
      <text:p text:style-name="P32"><text:s text:c="4"/><text:span text:style-name="T76">999.8 Ai venditori <text:s/>di cancellare i loro post.</text:span></text:p>
      <text:p text:style-name="P32"><text:s text:c="4"/><text:span text:style-name="T76">999.9 Ai moderatori di cancellare qualsiasi post.</text:span></text:p>
      <text:p text:style-name="P32"><text:s text:c="4"/><text:span text:style-name="T77">999.10 Calcolare la popolarità</text:span></text:p>
      <text:p text:style-name="P32"><text:s text:c="4"/><text:span text:style-name="T77">999.11 Calcolare l’affidabilità</text:span></text:p>
      <text:p text:style-name="P32"/>
      <text:p text:style-name="P32">--------------------------------------- <text:span text:style-name="T35">SPECIFICA DELLE CLASSI</text:span><text:span text:style-name="T24"> -</text:span><text:span text:style-name="T4">-------------------------------------------</text:span></text:p>
      <text:p text:style-name="P32"/>
      <text:p text:style-name="P6"/>
      <text:p text:style-name="P6">SPECIFICA DELLA CLASSE B<text:span text:style-name="T37">id</text:span>:</text:p>
      <text:p text:style-name="P37"/>
      <text:p text:style-name="P37"><text:span text:style-name="T5">[V.Bid.istanteMaggioreDiRegistrazione] </text:span>Gli utenti devono registrarsi prima di proporre bid.</text:p>
      <text:p text:style-name="P37"/>
      <text:p text:style-name="P37">Per ogni b:Bid sia u:Utente tale che (b,u) : bid_ut allora deve essere che b.istante &gt; u.registrazione</text:p>
      <text:p text:style-name="P37"/>
      <text:p text:style-name="P37"/>
      <text:p text:style-name="P37"/>
      <text:p text:style-name="P6"><text:soft-page-break/>SPECIFICA DELLA CLASSE PostOggetto:</text:p>
      <text:p text:style-name="P6"/>
      <text:p text:style-name="P37"><text:span text:style-name="T5">[V.PostOggetto.pubblicazioneMinoreRegistrazione] </text:span>Un post deve essere pubblicato da un utente già registrato.</text:p>
      <text:p text:style-name="P37"/>
      <text:p text:style-name="P37">Per ogni p:PostOggetto sia u:Utente tale che (u,p): pubblica deve essere che p.pubblicazione &gt; u.registrazione</text:p>
      <text:p text:style-name="P38"/>
      <text:p text:style-name="P39"><text:span text:style-name="T5">[V.Bid.IstanteTraPubblicazioneScadenza] </text:span>I bid devono essere tra la pubblicazione e la scadenza dell’asta.</text:p>
      <text:p text:style-name="P39"/>
      <text:p text:style-name="P39"/>
      <text:p text:style-name="P39">Per ogni b:Bid sia a:Asta tale che (a,b): asta_bid deve essere che a.pubblicazione &lt; b.istante &lt; <text:s/>a.scadenza</text:p>
      <text:p text:style-name="P73"/>
      <text:p text:style-name="P73"/>
      <text:p text:style-name="P43"/>
      <text:p text:style-name="P42"/>
      <text:p text:style-name="P7">SPECIFICA DELLA CLASSE Asta:</text:p>
      <text:p text:style-name="P7"/>
      <text:p text:style-name="P48"><text:span text:style-name="T5">[V.Asta.Prezzo</text:span><text:span text:style-name="T6">TempoReale</text:span><text:span text:style-name="T5">] </text:span><text:span text:style-name="T41">Il prezzo corrente dell'asta al momento </text:span><text:span text:style-name="T42">(in un certo lasso di tempo)</text:span><text:span text:style-name="T41"> i è uguale al prezzo iniziale più il numero di offerte </text:span><text:span text:style-name="T42">effettuate</text:span><text:span text:style-name="T41"> al momento </text:span><text:span text:style-name="T42">(bid)</text:span><text:span text:style-name="T41"> ≤ </text:span><text:span text:style-name="T42"><text:s/></text:span><text:span text:style-name="T41">i volte l'offerta </text:span><text:span text:style-name="T42">di rialzo.</text:span></text:p>
      <text:p text:style-name="P48"/>
      <text:p text:style-name="P48">Per ogni a:Asta e i:DataOra tale che a.pubblicazione &lt; i &lt; a.scadenza, <text:span text:style-name="T57">così da evitare incongruenze con DataOra dell’asta.</text:span></text:p>
      <text:p text:style-name="P48"/>
      <text:p text:style-name="P51">Inoltre per ogni a:Asta e i:DataOra (istante) che è compreso fra a.pubblicazione e a.scadenza dell’asta:</text:p>
      <text:p text:style-name="P51"/>
      <text:p text:style-name="P51">- Contiamo tutti i bid associati ad a:Asta con i:DataOra (istante) che sia <text:span text:style-name="T40">≤ </text:span>i</text:p>
      <text:p text:style-name="P51">- Per il prezzo in tempo reale utilizziamo la formula:</text:p>
      <text:p text:style-name="P51"/>
      <text:p text:style-name="P51">a.prezzo(i) = a.prezzoIniziale + numeroDeiBid <text:span text:style-name="T40">× </text:span>a.prezzoRialzo</text:p>
      <text:p text:style-name="P51"/>
      <text:p text:style-name="P74"><text:span text:style-name="T5">[V.Asta.PubblicazioneMinoreScadenza] </text:span>La data di scadenza deve essere maggiore rispetto alla data di publicazione, per evitare che la data di scadenza sia prima della data di pubblicazione.</text:p>
      <text:p text:style-name="P74"/>
      <text:p text:style-name="P74">Quindi assumiamo questa condizione → sia dp = dataPubblicazione e ds = dataScadenza quest’ultimo deve seguire la seguente condizione al fine che la condizione sia vera:</text:p>
      <text:p text:style-name="P74"/>
      <text:p text:style-name="P74">a.pubblicazione = <text:s/>a.dp &lt; a.ds </text:p>
      <text:p text:style-name="P74"/>
      <text:p text:style-name="P74"/>
      <text:p text:style-name="P74"><text:s text:c="65"/>--- <text:span text:style-name="T64">oppure ---</text:span></text:p>
      <text:p text:style-name="P74"/>
      <text:p text:style-name="P75">[V.Asta.scadenzaDopoPubblicazione] La scadenza dell’asta deve essere dopo la sua pubblicaziome.</text:p>
      <text:p text:style-name="P75"/>
      <text:p text:style-name="P75">Per ogni oggetto della classe Asta deve essere vero che pubblicazione &lt; scadenza</text:p>
      <text:p text:style-name="P75"/>
      <text:p text:style-name="P75">Più formalmente:</text:p>
      <text:p text:style-name="P75"><text:soft-page-break/>Per ogni a:Asta deve essere a.pubblicazione &lt; a.scadenza</text:p>
      <text:p text:style-name="P75"/>
      <text:p text:style-name="P75">Equivalentemente:</text:p>
      <text:p text:style-name="P75">Non esiste a:Asta tale che a.pubblicazione &gt; a.scadenza</text:p>
      <text:p text:style-name="P52"/>
      <text:p text:style-name="P51"/>
      <text:p text:style-name="P45"/>
      <text:p text:style-name="P45"/>
      <text:p text:style-name="P45"/>
      <text:p text:style-name="P44"/>
      <text:p text:style-name="P8">SPECIFICA DELLA CLASSE <text:span text:style-name="T65">Categoria</text:span>:</text:p>
      <text:p text:style-name="P8"/>
      <text:p text:style-name="P53">[V.Categoria.noCicli] Le sottocategorie non possono formare dei cicli.</text:p>
      <text:p text:style-name="P55"/>
      <text:p text:style-name="P55"><text:s text:c="5"/>Sia c[0] ..c [n]: Categoria tale che:</text:p>
      <text:p text:style-name="P55"><text:tab/>- (c[0],c[1]) : sottocategoria</text:p>
      <text:p text:style-name="P55"><text:tab/>- (c[1],c[2]) : sottocategoria</text:p>
      <text:p text:style-name="P55"><text:tab/>…</text:p>
      <text:p text:style-name="P55"><text:tab/>- (c[n-1],c[n]) : sottocategoria</text:p>
      <text:p text:style-name="P55">Non può essere che <text:s/>- (c[n],c[0]) : sottocategoria</text:p>
      <text:p text:style-name="P55"/>
      <text:p text:style-name="P55">E</text:p>
      <text:p text:style-name="P55"/>
      <text:p text:style-name="P55">Non esite c:Categoria tale che (c,c):sottocategoria</text:p>
      <text:p text:style-name="P54"/>
      <text:p text:style-name="P9"/>
      <text:p text:style-name="P9"/>
      <text:p text:style-name="P9"/>
      <text:p text:style-name="P9"/>
      <text:p text:style-name="P9">SPECIFICA DELLA CLASSE <text:span text:style-name="T66">Utente</text:span>:</text:p>
      <text:p text:style-name="P9"/>
      <text:p text:style-name="P59"><text:span text:style-name="T5">[V.</text:span><text:span text:style-name="T9">PostOggettoUtente</text:span><text:span text:style-name="T5">.</text:span><text:span text:style-name="T9">pubblicazioneMinoreRegistrazione</text:span><text:span text:style-name="T5">] </text:span><text:span text:style-name="T45">Per ogni utente, quest’ultimo può pubblicare un PostOggetto solo esclusivamente dopo essersi registrato.</text:span></text:p>
      <text:p text:style-name="P83"/>
      <text:p text:style-name="P64"><text:span text:style-name="T41">Quindi assumiamo che </text:span><text:span text:style-name="T50">p</text:span><text:span text:style-name="T41">er ogni </text:span><text:span text:style-name="T5">p:PostOggetto</text:span><text:span text:style-name="T41"> sia </text:span><text:span text:style-name="T5">u:VenditoreProf </text:span><text:span text:style-name="T41">tale che </text:span><text:span text:style-name="T5">(u,p):</text:span><text:span text:style-name="T41">pubblica deve essere che:</text:span></text:p>
      <text:p text:style-name="P84"/>
      <text:p text:style-name="P64"><text:span text:style-name="T41"><text:s text:c="50"/></text:span><text:span text:style-name="T51">p.pubblicazione &gt; u.registrazione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4">SPECIFICA DELLA CLASSE <text:span text:style-name="T71">Bid</text:span>:</text:p>
      <text:p text:style-name="Standard"/>
      <text:p text:style-name="Standard"><text:span text:style-name="T5">[V.AstaBid.istanteTraPubblicazioneScadenza] </text:span><text:span text:style-name="T50">Per ogni </text:span>istante dei bid, <text:span text:style-name="T71">quest’ultimi </text:span>devono essere tra la pubblicazione e la scadenza dell'asta.</text:p>
      <text:p text:style-name="Standard"><text:soft-page-break/></text:p>
      <text:p text:style-name="P99"><text:span text:style-name="T71">Quindi assumiamo che per</text:span> ogni <text:span text:style-name="T5">b:Bid</text:span> sia <text:span text:style-name="T5">a:Asta</text:span> tale che <text:span text:style-name="T5">(a,b): asta_bid</text:span> deve essere che</text:p>
      <text:p text:style-name="P99"/>
      <text:p text:style-name="P99"/>
      <text:p text:style-name="P99"><text:s text:c="52"/><text:span text:style-name="T23">a.pubblicazione &lt; b.istante &lt; a.scadenza.</text:span></text:p>
      <text:p text:style-name="P92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>SPECIFICA DELLA CLASSE <text:span text:style-name="T66">Privato (Utente</text:span><text:span text:style-name="T67">):</text:span></text:p>
      <text:p text:style-name="P10"/>
      <text:p text:style-name="P49"><text:span text:style-name="T7">[V.</text:span><text:span text:style-name="T8">PrivatoBid</text:span><text:span text:style-name="T7">.</text:span><text:span text:style-name="T8">i</text:span><text:span text:style-name="T7">stante</text:span><text:span text:style-name="T8">MaggioreDiRegistrazione</text:span><text:span text:style-name="T7">]</text:span><text:span text:style-name="T43"> Gl</text:span><text:span text:style-name="T47">i </text:span><text:span text:style-name="T43">utenti privati possono </text:span><text:span text:style-name="T44">proporre</text:span><text:span text:style-name="T43"> </text:span><text:span text:style-name="T44">un Bid,</text:span><text:span text:style-name="T43"> </text:span><text:span text:style-name="T47">per </text:span><text:span text:style-name="T43">un oggetto messo in vendita su un PostOggetto, </text:span><text:span text:style-name="T44">esclusivamente solo dopo essersi registrati.</text:span></text:p>
      <text:p text:style-name="P77"/>
      <text:p text:style-name="P58"><text:span text:style-name="T43">Quindi assumiamo che </text:span><text:span text:style-name="T50">p</text:span><text:span text:style-name="T43">er ogni </text:span><text:span text:style-name="T7">b:Bid</text:span><text:span text:style-name="T43"> sia </text:span><text:span text:style-name="T7">u:Privato</text:span><text:span text:style-name="T43"> tale che </text:span><text:span text:style-name="T7">(b,u): bid_ut</text:span><text:span text:style-name="T43"> allora deve essere che</text:span></text:p>
      <text:p text:style-name="P80"/>
      <text:p text:style-name="P80"/>
      <text:p text:style-name="P58"><text:span text:style-name="T43"><text:s text:c="49"/></text:span><text:span text:style-name="T53"><text:s/>b.istante &gt; u.registrazione.</text:span></text:p>
      <text:p text:style-name="P80"/>
      <text:p text:style-name="P82"/>
      <text:p text:style-name="P15"/>
      <text:p text:style-name="P11"/>
      <text:p text:style-name="P11"/>
      <text:p text:style-name="P11">SPECIFICA DELLA CLASSE <text:span text:style-name="T67">VenditoreProfessionale</text:span><text:span text:style-name="T66"> (Utente</text:span><text:span text:style-name="T67">):</text:span></text:p>
      <text:p text:style-name="P11"/>
      <text:p text:style-name="P50"><text:span text:style-name="T7">[V.</text:span><text:span text:style-name="T10">Venditore.Pubblicazione</text:span><text:span text:style-name="T8">D</text:span><text:span text:style-name="T10">opo</text:span><text:span text:style-name="T8">Registrazione</text:span><text:span text:style-name="T7">] </text:span><text:span text:style-name="T46">I venditori professionali non possono pubblicare un PostOggetto se non è stata effettuata una registrazione in precedenza.</text:span></text:p>
      <text:p text:style-name="P85"/>
      <text:p text:style-name="P57"><text:span text:style-name="T43">Quindi assumiamo che </text:span><text:span text:style-name="T49">p</text:span><text:span text:style-name="T43">er ogni </text:span><text:span text:style-name="T7">VenditoreProf e PostOggetto </text:span><text:span text:style-name="T43">coinvolti in un link di associazione pubblica deve essere che:</text:span></text:p>
      <text:p text:style-name="P81"><text:s text:c="19"/></text:p>
      <text:p text:style-name="P57"><text:span text:style-name="T43"><text:s text:c="30"/></text:span><text:span text:style-name="T53"><text:s text:c="6"/>registrazione di VenditoreProf &lt; pubblicazione di PostOggetto</text:span></text:p>
      <text:p text:style-name="P93"/>
      <text:p text:style-name="P96"/>
      <text:p text:style-name="P97">Per ogni istanza v di <text:span text:style-name="T5">VenditoreProf</text:span> e di p <text:span text:style-name="T5">PostOggetto</text:span> coinvolti in un link di associazione<text:span text:style-name="T5"> pubblica</text:span> deve essere che:</text:p>
      <text:p text:style-name="P97"><text:s text:c="39"/><text:span text:style-name="T23"><text:s text:c="7"/>v.registrazione &lt; p.pubblicazione</text:span></text:p>
      <text:p text:style-name="P19"/>
      <text:p text:style-name="P19"/>
      <text:p text:style-name="P58"><text:span text:style-name="T43">Per ogn</text:span><text:span text:style-name="T7">i v:VenditoreProf sia p:PostOggetto</text:span><text:span text:style-name="T43"> tale che </text:span><text:span text:style-name="T7">(v,p)</text:span><text:span text:style-name="T43">:pubblica allora deve essere che:</text:span></text:p>
      <text:p text:style-name="P80"/>
      <text:p text:style-name="P80"/>
      <text:p text:style-name="P58"><text:span text:style-name="T43"><text:s/></text:span><text:span text:style-name="T50"><text:s text:c="35"/></text:span><text:span text:style-name="T54"><text:s text:c="11"/></text:span><text:span text:style-name="T53"><text:s/>v.registrazione &lt; p.pubblicazione</text:span></text:p>
      <text:p text:style-name="P85"/>
      <text:p text:style-name="P85"><text:soft-page-break/></text:p>
      <text:p text:style-name="P85"/>
      <text:p text:style-name="P85"/>
      <text:p text:style-name="P12"><text:span text:style-name="T46">SPECIFICA DELLA CLASSE </text:span><text:span text:style-name="T44"><text:s/></text:span><text:span text:style-name="T46">CompraSubito </text:span><text:span text:style-name="T44">(</text:span><text:span text:style-name="T46">PostOggetto</text:span><text:span text:style-name="T45">):</text:span></text:p>
      <text:p text:style-name="P91"/>
      <text:p text:style-name="P60"><text:span text:style-name="T5">[V.</text:span><text:span text:style-name="T10">CompraloSubito.DataAcquistoSuccessiva</text:span><text:span text:style-name="T5">] </text:span><text:span text:style-name="T41">Per ogni acquisto effettuato da un utente su un oggetto PostOggetto </text:span><text:span text:style-name="T46">in modalità </text:span><text:span text:style-name="T19">“compralo subito”</text:span><text:span text:style-name="T41">, è necessario che la data di acquisto sia successiva alla data di pubblicazione del post.</text:span></text:p>
      <text:p text:style-name="P78"/>
      <text:p text:style-name="P56"><text:span text:style-name="T41">Quindi assumiamo c</text:span><text:span text:style-name="T49">he per ogni</text:span><text:span text:style-name="T11"> p:CompraSubito</text:span><text:span text:style-name="T49"> sia </text:span><text:span text:style-name="T11">ut:Privato</text:span><text:span text:style-name="T49"> tale che </text:span><text:span text:style-name="T11">(p,ut): cs_ut</text:span><text:span text:style-name="T49">, deve essere vera la seguente condizione:</text:span></text:p>
      <text:p text:style-name="P86"><text:s text:c="2"/></text:p>
      <text:p text:style-name="P88"><text:s text:c="59"/><text:span text:style-name="T23"><text:s/>(p,ut).istante &gt; p.pubblicazione</text:span></text:p>
      <text:p text:style-name="P87"/>
      <text:p text:style-name="P87"/>
      <text:p text:style-name="P87"/>
      <text:p text:style-name="P87"/>
      <text:p text:style-name="P12"><text:span text:style-name="T41">SPECIFICA DELLA CLASSE </text:span><text:span text:style-name="T46">PostFeedback</text:span><text:span text:style-name="T44"> (</text:span><text:span text:style-name="T46">PostOggetto</text:span><text:span text:style-name="T45">):</text:span></text:p>
      <text:p text:style-name="P91"/>
      <text:p text:style-name="P60"><text:span text:style-name="T5">[V.</text:span><text:span text:style-name="T10">PostFeedback.CondizioneCreazione</text:span><text:span text:style-name="T5">] </text:span><text:span text:style-name="T41"><text:s/></text:span><text:span text:style-name="T47">Per ogni feedback, esso </text:span><text:span text:style-name="T46">può essere rilasciato esclusivam</text:span><text:span text:style-name="T47">en</text:span><text:span text:style-name="T46">te se il PostOggetto è stato acquistato in modalità “compralo subito” oppure se </text:span><text:span text:style-name="T49">un’asta, dopo che questa è scaduta ed è stat avinta da qualcuno (cioè, se c’è almeno un bid).</text:span></text:p>
      <text:p text:style-name="P78"/>
      <text:p text:style-name="P57"><text:span text:style-name="T41">Quindi assumiamo che </text:span><text:span text:style-name="T49">per ogni</text:span><text:span text:style-name="T43"> </text:span><text:span text:style-name="T49">pf:PostFeedback:</text:span></text:p>
      <text:p text:style-name="P89"/>
      <text:p text:style-name="P57"><text:span text:style-name="T49">1.</text:span><text:span text:style-name="T48"> <text:s/>Se pf:CompraSubito, sia u:Privato deve essere:</text:span></text:p>
      <text:p text:style-name="P90"><text:s text:c="7"/></text:p>
      <text:p text:style-name="P57"><text:span text:style-name="T48"><text:s text:c="32"/></text:span><text:span text:style-name="T52"><text:s text:c="7"/>(pf,u):cs_ut tale che (pf,u).istante &lt; pf.istante.</text:span></text:p>
      <text:p text:style-name="P90"/>
      <text:p text:style-name="P97"><text:span text:style-name="T56">2. <text:s/></text:span>Se pf:Asta, deve essere:</text:p>
      <text:p text:style-name="P97"><text:s text:c="36"/></text:p>
      <text:p text:style-name="P97"><text:s text:c="37"/><text:span text:style-name="T23"><text:s text:c="2"/>pf.scadenza &lt; adesso e esiste b:Bid tale che (pf,b):asta_bid.</text:span></text:p>
      <text:p text:style-name="P90"/>
      <text:p text:style-name="P79"><text:s text:c="35"/></text:p>
      <text:p text:style-name="P79"><text:s text:c="38"/></text:p>
      <text:p text:style-name="P85"/>
      <text:p text:style-name="P47"/>
      <text:p text:style-name="P45">---------------------------------<text:span text:style-name="T36">SPECIFICA DELLE OPERAZIONI</text:span><text:span text:style-name="T72">-</text:span><text:span text:style-name="T63">------------------------------------------</text:span></text:p>
      <text:p text:style-name="P45"/>
      <text:p text:style-name="P45"/>
      <text:p text:style-name="P31">Classe ASTA <text:span text:style-name="T69">specifica delle </text:span><text:span text:style-name="T71">OPERAZIONI</text:span><text:span text:style-name="T69">:</text:span></text:p>
      <text:p text:style-name="P16"/>
      <text:p text:style-name="P16"/>
      <text:p text:style-name="P17"/>
      <text:p text:style-name="P29">Specifica dell’operazione “prezzo”:</text:p>
      <text:p text:style-name="P72"/>
      <text:p text:style-name="P45"><text:span text:style-name="T41">Operazione: </text:span><text:span text:style-name="T23">prezzo(i: DataOra): Reale &gt;</text:span><text:span text:style-name="T26">= 0</text:span></text:p>
      <text:p text:style-name="P45"/>
      <text:p text:style-name="P7"/>
      <text:p text:style-name="P7"><text:soft-page-break/></text:p>
      <text:p text:style-name="P7"><text:span text:style-name="T68">1. </text:span>Pre-condizioni:</text:p>
      <text:p text:style-name="P7"/>
      <text:p text:style-name="P45">- <text:span text:style-name="T63">L’istante di tempo </text:span><text:span text:style-name="T25">(</text:span><text:span text:style-name="T23">i</text:span><text:span text:style-name="T25">)</text:span><text:span text:style-name="T23"> </text:span>deve essere compreso tra <text:span text:style-name="T23">la pubblicazione e la scadenza dell’asta</text:span></text:p>
      <text:p text:style-name="P45">- L'asta è <text:span text:style-name="T23">attiva</text:span> a tale <text:span text:style-name="T23">istante </text:span><text:span text:style-name="T25">di tempo definito</text:span><text:span text:style-name="T63">.</text:span></text:p>
      <text:p text:style-name="P45"/>
      <text:p text:style-name="P45"/>
      <text:p text:style-name="P7"/>
      <text:p text:style-name="P7"/>
      <text:p text:style-name="P7"/>
      <text:p text:style-name="P7"><text:span text:style-name="T68">2. </text:span>Post-condizioni:</text:p>
      <text:p text:style-name="P7"/>
      <text:p text:style-name="P7"><text:span text:style-name="T61"><text:s/></text:span><text:span text:style-name="T62">1. </text:span><text:span text:style-name="T61">L’operazione non modifica il livello estensionale dei dati</text:span></text:p>
      <text:p text:style-name="P61"/>
      <text:p text:style-name="P13"><text:span text:style-name="T61">- </text:span><text:span text:style-name="T62">Sia </text:span><text:span text:style-name="T69">B</text:span><text:span text:style-name="T62"> </text:span><text:span text:style-name="T16">l’insieme dei bid</text:span><text:span text:style-name="T62"> fatti a this fino ad i, formalmente:</text:span></text:p>
      <text:p text:style-name="P62"/>
      <text:p text:style-name="P13"><text:span text:style-name="T62"><text:s text:c="17"/></text:span><text:span text:style-name="T69"><text:s/>B è l’insieme dei b:Bid tali che (this,b): asta_bid e b.istante &lt;= i.</text:span></text:p>
      <text:p text:style-name="P63"/>
      <text:p text:style-name="P7"><text:span text:style-name="T62">- Sia </text:span><text:span text:style-name="T69">N </text:span><text:span text:style-name="T62">il </text:span><text:span text:style-name="T16">numero di elementi </text:span><text:span text:style-name="T62">di B (formalmente,la cardinalità):</text:span></text:p>
      <text:p text:style-name="P63"/>
      <text:p text:style-name="P7"><text:span text:style-name="T62"><text:s text:c="28"/></text:span><text:span text:style-name="T69"><text:s/>result = this.prezzo + N * this.prezzo_bid</text:span></text:p>
      <text:p text:style-name="P63"/>
      <text:p text:style-name="P46">- <text:s/><text:span text:style-name="T69">Quindi, nel linguaggio semantico:</text:span></text:p>
      <text:p text:style-name="P46"/>
      <text:p text:style-name="P46"><text:span text:style-name="T59"><text:s text:c="25"/></text:span><text:span text:style-name="T27">a.prezzo(i) = a.prezzoIniziale + numeroDeiBid </text:span><text:span text:style-name="T28">(i) </text:span><text:span text:style-name="T23">× </text:span><text:span text:style-name="T27">a.prezzoRialzo</text:span></text:p>
      <text:p text:style-name="P20"/>
      <text:p text:style-name="P94"><text:span text:style-name="T40"><text:s text:c="4"/>“dove </text:span><text:span text:style-name="T17">numeroDeiBid </text:span><text:span text:style-name="T18">(i)</text:span><text:span text:style-name="T60"> sono il </text:span><text:span text:style-name="T18">numero dei bid (b</text:span><text:span text:style-name="T60">) </text:span><text:span text:style-name="T18">associati all’asta (a)</text:span><text:span text:style-name="T60"> tale che</text:span><text:span text:style-name="T18"> b.istante &lt;= i”</text:span></text:p>
      <text:p text:style-name="P45"/>
      <text:p text:style-name="P100">I Vincoli per l’operazione di “prezzo” sono i seguenti affinché l’operazione venga invocata e funzioni con successo:</text:p>
      <text:p text:style-name="P100"/>
      <text:p text:style-name="P45"><text:s text:c="29"/><text:span text:style-name="T23"><text:s text:c="6"/></text:span><text:span text:style-name="T28">a.</text:span><text:span text:style-name="T23">prezzoIniziale &gt; 0 <text:s text:c="2"/></text:span><text:span text:style-name="T29">e</text:span><text:span text:style-name="T23"> <text:s/></text:span><text:span text:style-name="T28">a.prezzoRialzo </text:span><text:span text:style-name="T23"><text:s/>&gt; 0</text:span></text:p>
      <text:p text:style-name="P45"/>
      <text:p text:style-name="P45"/>
      <text:p text:style-name="P18"/>
      <text:p text:style-name="P28">Specifica dell’operazione “<text:span text:style-name="T75">ultimo_bid</text:span>”:</text:p>
      <text:p text:style-name="P45"/>
      <text:p text:style-name="P45"/>
      <text:p text:style-name="Standard">Operazione: <text:span text:style-name="T23">ultimo_bid(i: DataOra): Bid [0..1]</text:span></text:p>
      <text:p text:style-name="Standard"/>
      <text:p text:style-name="Standard"/>
      <text:p text:style-name="P21">Pre - Codizioni:</text:p>
      <text:p text:style-name="Standard"/>
      <text:p text:style-name="Standard">Nessuna Precondizione</text:p>
      <text:p text:style-name="Standard"/>
      <text:p text:style-name="P21">Post-Condizione:</text:p>
      <text:p text:style-name="Standard"/>
      <text:p text:style-name="Standard">Non modifica il livello estensionale dei dati</text:p>
      <text:p text:style-name="Standard"/>
      <text:p text:style-name="Standard"><text:soft-page-break/>Sia<text:span text:style-name="T23"> B </text:span>l’<text:span text:style-name="T5">insieme</text:span> dei <text:span text:style-name="T23">b:</text:span><text:span text:style-name="T30">B</text:span><text:span text:style-name="T23">id </text:span><text:span text:style-name="T73">tali che</text:span> <text:span text:style-name="T5">(this,b):asta_b</text:span><text:span text:style-name="T12">id</text:span></text:p>
      <text:p text:style-name="P101"/>
      <text:p text:style-name="Standard">Sia <text:span text:style-name="T31">mB</text:span><text:span text:style-name="T74"> </text:span>il bid con l’<text:span text:style-name="T5">istante massimo</text:span> appartente all’insieme <text:span text:style-name="T23">B</text:span> <text:span text:style-name="T74">(prendiamo il </text:span><text:span text:style-name="T13">bid più recen</text:span><text:span text:style-name="T74">te, ma non quello </text:span><text:span text:style-name="T13">successivo</text:span><text:span text:style-name="T74">)</text:span></text:p>
      <text:p text:style-name="Standard"/>
      <text:p text:style-name="Standard"/>
      <text:p text:style-name="Standard">Quindi, possiamo dedurre se <text:span text:style-name="T5">l’insieme B è</text:span> diverso da 0, possiamo <text:span text:style-name="T74">assumere</text:span> che il risultato <text:span text:style-name="T13">mB</text:span><text:span text:style-name="T5"> appartiene a B</text:span> tale che: </text:p>
      <text:p text:style-name="Standard"/>
      <text:p text:style-name="Standard"/>
      <text:p text:style-name="Standard">Per ogni <text:span text:style-name="T23">b:bid</text:span> appartentente all’<text:span text:style-name="T23">insieme B</text:span>, <text:span text:style-name="T74">dobbiamo vincolare il fatto che b.</text:span>istante <text:span text:style-name="T74">deve essere minore uguale </text:span><text:span text:style-name="T31">mB.istante</text:span><text:span text:style-name="T74">.</text:span></text:p>
      <text:p text:style-name="Standard"/>
      <text:p text:style-name="Standard"/>
      <text:p text:style-name="Standard">Ipotizzando per assurdo <text:span text:style-name="T5">(caso peggiore)</text:span>, l’insieme di B è pari a 0 quindi equivalentemente <text:span text:style-name="T5">mB</text:span> sarà uguale a <text:span text:style-name="T5">null </text:span><text:span text:style-name="T14">oppure 0.</text:span></text:p>
      <text:p text:style-name="Standard"/>
      <text:p text:style-name="Standard"><text:s text:c="53"/><text:span text:style-name="T23"><text:s text:c="2"/>B = 0 → mB = null</text:span></text:p>
      <text:p text:style-name="P95"/>
      <text:p text:style-name="P17"/>
      <text:p text:style-name="P17"/>
      <text:p text:style-name="P17">----------------------------------------------------------------------------------------------------------------------------</text:p>
      <text:p text:style-name="P17"/>
      <text:p text:style-name="P17"/>
      <text:p text:style-name="P30"/>
      <text:p text:style-name="P30"/>
      <text:p text:style-name="P30">Specifica dell’operazione “<text:span text:style-name="T82">scaduto</text:span>”:</text:p>
      <text:p text:style-name="P30"/>
      <text:p text:style-name="P22"><text:span text:style-name="T58">Operazione:</text:span> scaduto(<text:span text:style-name="T78">i: DataOra</text:span><text:span text:style-name="T79">|Adesso</text:span>): <text:span text:style-name="T78">Bool [0..1]</text:span></text:p>
      <text:p text:style-name="P22"/>
      <text:p text:style-name="P22">Pre-Condizioni:</text:p>
      <text:p text:style-name="P22"/>
      <text:p text:style-name="P23">Nessuna</text:p>
      <text:p text:style-name="P22"/>
      <text:p text:style-name="P22">Post-Condizioni:</text:p>
      <text:p text:style-name="P22"/>
      <text:p text:style-name="P65">L’operazione non modifca il livello estensionali dei dati</text:p>
      <text:p text:style-name="P65"/>
      <text:p text:style-name="P67">Se <text:span text:style-name="T5">this.scadenza</text:span> &lt;= <text:span text:style-name="T23">i</text:span> → <text:span text:style-name="T23">result</text:span> = <text:span text:style-name="T5">true</text:span> altrimenti <text:span text:style-name="T23">result</text:span>=<text:span text:style-name="T5">false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0"><text:soft-page-break/>Specifica dell’operazione “<text:span text:style-name="T82">vincitore</text:span>”:</text:p>
      <text:p text:style-name="P67"/>
      <text:p text:style-name="P67"><text:span text:style-name="T82">Operazione: </text:span><text:span text:style-name="T23">vincitore(): Utente</text:span><text:span text:style-name="T32"> [0..1]</text:span></text:p>
      <text:p text:style-name="P67"/>
      <text:p text:style-name="P67"/>
      <text:p text:style-name="P26">Pre-Condizioni:</text:p>
      <text:p text:style-name="P26"/>
      <text:p text:style-name="P67">Il <text:span text:style-name="T5">result</text:span> dell’operazione “<text:span text:style-name="T5">scaduto”</text:span> <text:span text:style-name="T83">this.scaduto(i) </text:span>deve ritornare il result <text:span text:style-name="T82">come → </text:span><text:s/><text:span text:style-name="T23">result </text:span>= <text:span text:style-name="T5">True</text:span></text:p>
      <text:p text:style-name="P103"><text:s text:c="43"/></text:p>
      <text:p text:style-name="P67"><text:span text:style-name="T5"><text:s text:c="47"/></text:span><text:span text:style-name="T20"><text:s text:c="9"/></text:span><text:span text:style-name="T21">this.scaduto(i) = True</text:span></text:p>
      <text:p text:style-name="P23"/>
      <text:p text:style-name="P23">Post – Condizione:</text:p>
      <text:p text:style-name="P23"/>
      <text:p text:style-name="P66">L’operazione non modifca il livello estensionali dei dati</text:p>
      <text:p text:style-name="P66"/>
      <text:p text:style-name="P70">Sia <text:span text:style-name="T23">b:bid</text:span> il <text:span text:style-name="T5">risultato dell’operazione di ultimo_bid</text:span> tale che (<text:span text:style-name="T5">this, b)</text:span><text:span text:style-name="T15"> </text:span><text:span text:style-name="T5">: </text:span><text:span text:style-name="T20">asta_bid </text:span><text:span text:style-name="T22">,</text:span><text:span text:style-name="T20"> </text:span><text:s/><text:span text:style-name="T34">b </text:span><text:span text:style-name="T83">= </text:span><text:span text:style-name="T15">this.ultimo_bid(i).</text:span></text:p>
      <text:p text:style-name="P104"/>
      <text:p text:style-name="P68">S<text:span text:style-name="T83">ia</text:span><text:span text:style-name="T23"> p:Privato</text:span> tale che<text:span text:style-name="T5"> (p,b) : bid_ut. </text:span></text:p>
      <text:p text:style-name="P105"/>
      <text:p text:style-name="P71"><text:span text:style-name="T41">Quindi se esite un </text:span><text:span text:style-name="T55">p:Privato </text:span><text:span text:style-name="T41">tale che </text:span><text:span text:style-name="T5">(p,b)</text:span><text:span text:style-name="T41"> appartenente a </text:span><text:span text:style-name="T5">bid_ut</text:span><text:span text:style-name="T41"> allora definiamo </text:span><text:span text:style-name="T51">r</text:span><text:span text:style-name="T33">esult </text:span><text:span text:style-name="T84"><text:s/>come segue:</text:span></text:p>
      <text:p text:style-name="P68"/>
      <text:p text:style-name="P69"><text:s text:c="52"/></text:p>
      <text:p text:style-name="P69"><text:s text:c="57"/><text:span text:style-name="T20"><text:s text:c="8"/>result = p </text:span><text:span text:style-name="T21"><text:s/></text:span></text:p>
      <text:p text:style-name="P102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06"/>
      <text:p text:style-name="P24"/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2:00:45.427263678</meta:creation-date>
    <dc:date>2025-06-20T12:46:59.314677940</dc:date>
    <meta:editing-duration>PT5H3M36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10" meta:paragraph-count="193" meta:word-count="1593" meta:character-count="12221" meta:non-whitespace-character-count="9481"/>
  </office:meta>
</office:document-meta>
</file>